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382" officeooo:paragraph-rsid="0009e382"/>
    </style:style>
    <style:style style:name="P2" style:family="paragraph" style:parent-style-name="Text_20_body">
      <style:text-properties officeooo:rsid="000e80b3" officeooo:paragraph-rsid="000e80b3"/>
    </style:style>
    <style:style style:name="P3" style:family="paragraph" style:parent-style-name="Text_20_body">
      <style:text-properties officeooo:rsid="000e877b" officeooo:paragraph-rsid="000e877b"/>
    </style:style>
    <style:style style:name="P4" style:family="paragraph" style:parent-style-name="Text_20_body">
      <style:text-properties officeooo:rsid="000ed26c" officeooo:paragraph-rsid="000ed26c"/>
    </style:style>
    <style:style style:name="P5" style:family="paragraph" style:parent-style-name="Text_20_body">
      <style:text-properties officeooo:rsid="0012b25b" officeooo:paragraph-rsid="0012b25b"/>
    </style:style>
    <style:style style:name="P6" style:family="paragraph" style:parent-style-name="Text_20_body">
      <style:text-properties officeooo:rsid="00132af0" officeooo:paragraph-rsid="00132af0"/>
    </style:style>
    <style:style style:name="P7" style:family="paragraph" style:parent-style-name="Text_20_body">
      <style:text-properties officeooo:rsid="0010d20b" officeooo:paragraph-rsid="0010d20b"/>
    </style:style>
    <style:style style:name="P8" style:family="paragraph" style:parent-style-name="Text_20_body">
      <style:text-properties officeooo:rsid="00151218" officeooo:paragraph-rsid="00151218"/>
    </style:style>
    <style:style style:name="P9" style:family="paragraph" style:parent-style-name="Text_20_body">
      <style:text-properties officeooo:rsid="0015627b" officeooo:paragraph-rsid="0015627b"/>
    </style:style>
    <style:style style:name="P10" style:family="paragraph" style:parent-style-name="Text_20_body">
      <style:text-properties officeooo:rsid="00178881" officeooo:paragraph-rsid="00178881"/>
    </style:style>
    <style:style style:name="P11" style:family="paragraph" style:parent-style-name="Text_20_body">
      <style:text-properties officeooo:rsid="0017ca9e" officeooo:paragraph-rsid="0017ca9e"/>
    </style:style>
    <style:style style:name="P12" style:family="paragraph" style:parent-style-name="Text_20_body">
      <style:text-properties officeooo:rsid="0018ff0b" officeooo:paragraph-rsid="0018ff0b"/>
    </style:style>
    <style:style style:name="P13" style:family="paragraph" style:parent-style-name="Standard">
      <loext:graphic-properties draw:fill="solid" draw:fill-color="#2b2b2b"/>
      <style:paragraph-properties fo:background-color="#2b2b2b" fo:padding="0cm" fo:border="none"/>
      <style:text-properties fo:color="#bababa" style:font-name="DejaVu Sans Mono" fo:font-size="9pt" fo:font-style="normal" fo:font-weight="normal" style:font-size-asian="9pt" style:font-style-asian="normal" style:font-weight-asian="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rsid="0018ff0b" officeooo:paragraph-rsid="0018ff0b"/>
    </style:style>
    <style:style style:name="P18" style:family="paragraph" style:parent-style-name="Text_20_body">
      <style:text-properties officeooo:rsid="0018ff0b" officeooo:paragraph-rsid="001f4559"/>
    </style:style>
    <style:style style:name="P19" style:family="paragraph" style:parent-style-name="Text_20_body">
      <style:text-properties officeooo:rsid="0018ff0b" officeooo:paragraph-rsid="00226ee3"/>
    </style:style>
    <style:style style:name="P20" style:family="paragraph" style:parent-style-name="Text_20_body">
      <style:text-properties officeooo:rsid="0018ff0b" officeooo:paragraph-rsid="002435b3"/>
    </style:style>
    <style:style style:name="T1" style:family="text">
      <style:text-properties officeooo:rsid="000c87c9"/>
    </style:style>
    <style:style style:name="T2" style:family="text">
      <style:text-properties officeooo:rsid="001e420a"/>
    </style:style>
    <style:style style:name="T3" style:family="text">
      <style:text-properties officeooo:rsid="001f4559"/>
    </style:style>
    <style:style style:name="T4" style:family="text">
      <style:text-properties fo:font-weight="normal" officeooo:rsid="00226ee3" style:font-weight-asian="normal" style:font-weight-complex="normal"/>
    </style:style>
    <style:style style:name="T5" style:family="text">
      <style:text-properties fo:font-weight="normal" officeooo:rsid="002435b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es xml</text:p>
      <text:p text:style-name="Standard"/>
      <text:p text:style-name="Standard">xmllint --valid presentation.xml</text:p>
      <text:p text:style-name="Standard"/>
      <text:p text:style-name="Standard">xmllint --schema schema.xsd presentation-xsd.xml –noout</text:p>
      <text:p text:style-name="Standard"/>
      <text:p text:style-name="Standard">xmllint --schema <text:span text:style-name="T1">fichier1.xsd</text:span> <text:span text:style-name="T1">fichier2</text:span>.xml --noout</text:p>
      <text:p text:style-name="Standard"/>
      <text:p text:style-name="P13">minOccurs</text:p>
      <text:p text:style-name="Text_20_body">Occurrence indicators:</text:p>
      <text:p text:style-name="Text_20_body">The &lt;minOccurs&gt; indicator specifies the minimum number of times an element can occur:The example above indicates that the "child_name" element can occur a minimum of zero times and a maximum of ten times in the "person" element.</text:p>
      <text:p text:style-name="Text_20_body"/>
      <text:p text:style-name="Text_20_body"/>
      <text:p text:style-name="Text_20_body"/>
      <text:p text:style-name="P2">Rendre presentation xsd</text:p>
      <text:p text:style-name="P2">presentation-ok.xmk</text:p>
      <text:p text:style-name="P2">presentation ok</text:p>
      <text:p text:style-name="P2">presentation-ko 1 à 8</text:p>
      <text:p text:style-name="P3">element racine pas bon corps qui ne contient pas de diapo<text:line-break/>des modeles repetes</text:p>
      <text:p text:style-name="P4">test qui doit echoué et test qui passe</text:p>
      <text:p text:style-name="P2">presentation ko 9 </text:p>
      <text:p text:style-name="P2"/>
      <text:p text:style-name="P5">pour chaque element de la spec</text:p>
      <text:p text:style-name="P5"/>
      <text:p text:style-name="P6">dans un zipp <text:span text:style-name="T2">d</text:span>ans sous repertoire xsd/ pres xml ok /pres ko</text:p>
      <text:p text:style-name="P2"/>
      <text:p text:style-name="P2"/>
      <text:p text:style-name="P7">pres ok = tp consigne</text:p>
      <text:p text:style-name="P7"/>
      <text:p text:style-name="P7"/>
      <text:p text:style-name="P7"/>
      <text:p text:style-name="P8"><text:soft-page-break/>XML</text:p>
      <text:p text:style-name="P8">eXtensible Markup Language est un langage informatique de balisage générique.</text:p>
      <text:p text:style-name="P10">Ensemble de règles que l’on impose au doc. Ces règles permettent de décrire la façon dont le doc est construit. Ces règles peuvent être de natures différentes. Elles peuvent imposer la présence d’un attribut ou d’une balise, imposer l’ordre d’apparition d’une balise, imposer le type de données(nb entiers, chaînes de caractères).</text:p>
      <text:p text:style-name="P10">Un doc valide signifie que le doc XML respecte toutes les règles qui lui sont imosées dans les définitions.</text:p>
      <text:p text:style-name="P11">Technologies pour écrire les définitions de vos docs XML : <text:line-break/>- le DTD<text:line-break/>- schémas XML</text:p>
      <text:p text:style-name="P8">Langage de description : <text:line-break/>decrit et structure un ensemble de données selon un jeu de contraintes et définies.</text:p>
      <text:p text:style-name="P8">Exemple : liste de livres dans une bibli</text:p>
      <text:p text:style-name="P8"/>
      <text:p text:style-name="P8">Langage de balisage est un langage qui s’écrit grâce à des balises. Ces balises permettent de strucutrer de manière hiérarchisée et organisée les données d‘un document.</text:p>
      <text:p text:style-name="P8"/>
      <text:p text:style-name="P8">Langage XML = </text:p>
      <text:p text:style-name="P9">Permet de décrire des données à l’aide de balises et de règles que l’on peut personnaliser.</text:p>
      <text:p text:style-name="P9"/>
      <text:p text:style-name="P9"><text:bookmark text:name="r-1769997"/><text:bookmark text:name="r-1769987"/><text:bookmark text:name="r-1769988"/>Le XML a été créé pour faciliter les échanges de données entre les machines et les logiciels.</text:p>
      <text:list xml:id="list131527932" text:style-name="L1">
        <text:list-item>
          <text:p text:style-name="P14"><text:bookmark text:name="r-1769990"/><text:bookmark text:name="r-1769989"/>Le XML est un langage qui s'écrit à l'aide de <text:span text:style-name="Strong_20_Emphasis">balises</text:span>.</text:p>
        </text:list-item>
        <text:list-item>
          <text:p text:style-name="P14"><text:bookmark text:name="r-1769992"/><text:bookmark text:name="r-1769991"/>Le XML est une recommandation du <text:span text:style-name="Strong_20_Emphasis">W3C</text:span>, il s'agit donc d'une technologie avec des règles strictes à respecter.</text:p>
        </text:list-item>
        <text:list-item>
          <text:p text:style-name="P14"><text:bookmark text:name="r-1769994"/><text:bookmark text:name="r-1769993"/>Le XML se veut compréhensible par tous : les hommes comme les machines.</text:p>
        </text:list-item>
        <text:list-item>
          <text:p text:style-name="P14"><text:bookmark text:name="r-1769996"/><text:bookmark text:name="r-1769995"/>Le XML nous permet de créer notre propre vocabulaire grâce à un ensemble de règles et de balises personnalisables.</text:p>
        </text:list-item>
      </text:list>
      <text:p text:style-name="P9"/>
      <text:p text:style-name="P9">Doc XML bien formé, donc avec une systaxe correcte : </text:p>
      <text:p text:style-name="P9"><text:bookmark text:name="r-1770200"/><text:bookmark text:name="r-1770188"/><text:bookmark text:name="r-1770189"/>S'il s'agit d'un document utilisant la version 1.1 du XML, le prologue est bien renseigné.</text:p>
      <text:list xml:id="list4202362216" text:style-name="L2">
        <text:list-item>
          <text:p text:style-name="P15"><text:bookmark text:name="r-1770191"/><text:bookmark text:name="r-1770190"/>Le document XML ne possède qu'une seule balise racine.</text:p>
        </text:list-item>
        <text:list-item>
          <text:p text:style-name="P15"><text:bookmark text:name="r-1770193"/><text:bookmark text:name="r-1770192"/>Le nom des balises et des attributs est conforme aux règles de nommage.</text:p>
        </text:list-item>
        <text:list-item>
          <text:p text:style-name="P15"><text:bookmark text:name="r-1770195"/><text:bookmark text:name="r-1770194"/><text:soft-page-break/>Toutes les balises en paires sont correctement fermées.</text:p>
        </text:list-item>
        <text:list-item>
          <text:p text:style-name="P15"><text:bookmark text:name="r-1770197"/><text:bookmark text:name="r-1770196"/>Toutes les valeurs des attributs sont entre guillemets simples ou doubles.</text:p>
        </text:list-item>
        <text:list-item>
          <text:p text:style-name="P15"><text:bookmark text:name="r-1770199"/><text:bookmark text:name="r-1770198"/>Les balises de votre document XML ne se chevauchent pas, il existe une arborescence dans votre document.</text:p>
        </text:list-item>
      </text:list>
      <text:p text:style-name="P9"/>
      <text:p text:style-name="P9"/>
      <text:p text:style-name="P9"><text:bookmark text:name="r-1770270"/><text:bookmark text:name="r-1770264"/><text:bookmark text:name="r-1770265"/>Un document XML est composé de 2 parties : le <text:span text:style-name="Strong_20_Emphasis">prologue</text:span> et le <text:span text:style-name="Strong_20_Emphasis">corps</text:span>.</text:p>
      <text:list xml:id="list3597814011" text:style-name="L3">
        <text:list-item>
          <text:p text:style-name="P16"><text:bookmark text:name="r-1770267"/><text:bookmark text:name="r-1770266"/>un document XML doit être bien formé pour être exploitable.</text:p>
        </text:list-item>
        <text:list-item>
          <text:p text:style-name="P16"><text:bookmark text:name="r-1770269"/><text:bookmark text:name="r-1770268"/><text:span text:style-name="Strong_20_Emphasis">EditiX </text:span>permet de vérifier qu'un document est bien formé en seulement quelques clics.</text:p>
        </text:list-item>
      </text:list>
      <text:p text:style-name="P9"/>
      <text:p text:style-name="P9"/>
      <text:p text:style-name="P12">Le DTD</text:p>
      <text:p text:style-name="P12">Document Type Definition = Définition de Type de Document permet d’écrire les définitions de nos docs XML. Construire un ensemble de règles qui vont régir la construction du doc XML.</text:p>
      <text:p text:style-name="P12"/>
      <text:p text:style-name="P12">Archi de notre doc et la hiérarchie qui existe entre les balises. </text:p>
      <text:p text:style-name="P12"><text:span text:style-name="Strong_20_Emphasis">DTD externes</text:span></text:p>
      <text:p text:style-name="P12"><text:span text:style-name="Strong_20_Emphasis">DTD externes</text:span></text:p>
      <text:p text:style-name="P12"><text:span text:style-name="Strong_20_Emphasis"/></text:p>
      <text:p text:style-name="P12"><text:span text:style-name="Strong_20_Emphasis"/></text:p>
      <text:p text:style-name="P18"><text:span text:style-name="Strong_20_Emphasis"><text:span text:style-name="T3">Partie 3</text:span></text:span></text:p>
      <text:p text:style-name="P18"><text:span text:style-name="Strong_20_Emphasis">→</text:span><text:span text:style-name="Strong_20_Emphasis"><text:span text:style-name="T3"> xml</text:span></text:span></text:p>
      <text:p text:style-name="P18"><text:span text:style-name="Strong_20_Emphasis">→</text:span><text:span text:style-name="Strong_20_Emphasis"><text:span text:style-name="T3">syntaxe</text:span></text:span></text:p>
      <text:p text:style-name="P18"><text:span text:style-name="Strong_20_Emphasis">→</text:span><text:span text:style-name="Strong_20_Emphasis"><text:span text:style-name="T3"> validation</text:span></text:span></text:p>
      <text:p text:style-name="P18"><text:span text:style-name="Strong_20_Emphasis"><text:tab/>→DTD,</text:span><text:span text:style-name="Strong_20_Emphasis"><text:span text:style-name="T3"> schemas</text:span></text:span></text:p>
      <text:p text:style-name="P18"><text:span text:style-name="Strong_20_Emphasis">→</text:span><text:span text:style-name="Strong_20_Emphasis"><text:span text:style-name="T3"> Transformation : XSLT / XSLFO → pdf</text:span></text:span></text:p>
      <text:p text:style-name="P18"><text:span text:style-name="Strong_20_Emphasis"><text:tab/>→</text:span><text:span text:style-name="Strong_20_Emphasis"><text:span text:style-name="T3"> import données</text:span></text:span></text:p>
      <text:p text:style-name="P18"><text:span text:style-name="Strong_20_Emphasis"><text:tab/>→</text:span><text:span text:style-name="Strong_20_Emphasis"><text:span text:style-name="T3"> presentation</text:span></text:span></text:p>
      <text:p text:style-name="P18"><text:span text:style-name="Strong_20_Emphasis"/></text:p>
      <text:p text:style-name="P19"><text:span text:style-name="Strong_20_Emphasis"><text:span text:style-name="T4"/></text:span></text:p>
      <text:p text:style-name="P19"><text:soft-page-break/><text:span text:style-name="Strong_20_Emphasis"><text:span text:style-name="T4">xslt = basé sur template</text:span></text:span></text:p>
      <text:p text:style-name="P19"><text:span text:style-name="Strong_20_Emphasis"><text:span text:style-name="T4">Que doit produire la transfo</text:span></text:span></text:p>
      <text:p text:style-name="P19"><text:span text:style-name="Strong_20_Emphasis"><text:span text:style-name="T4">Suite de tempate dans le css</text:span></text:span></text:p>
      <text:p text:style-name="P19"><text:span text:style-name="Strong_20_Emphasis"><text:span text:style-name="T4">un template par element </text:span></text:span><text:span text:style-name="Strong_20_Emphasis"><text:span text:style-name="T5">de l’xml source</text:span></text:span></text:p>
      <text:p text:style-name="P19"><text:span text:style-name="Strong_20_Emphasis"><text:span text:style-name="T5"/></text:span></text:p>
      <text:p text:style-name="P20"><text:span text:style-name="Strong_20_Emphasis"><text:span text:style-name="T5">deroulement transfo :</text:span></text:span></text:p>
      <text:p text:style-name="P20"><text:span text:style-name="Strong_20_Emphasis"><text:span text:style-name="T5">a travers attribut match on voit si un template est appliqué sur un nœud si template : </text:span></text:span></text:p>
      <text:p text:style-name="P20"><text:span text:style-name="Strong_20_Emphasis"><text:span text:style-name="T5"/></text:span></text:p>
      <text:p text:style-name="P20"><text:span text:style-name="Strong_20_Emphasis"><text:span text:style-name="T5">1.xml</text:span></text:span></text:p>
      <text:p text:style-name="P20"><text:span text:style-name="Strong_20_Emphasis"><text:span text:style-name="T5">2.feuille de style xlst</text:span></text:span></text:p>
      <text:p text:style-name="P20"><text:span text:style-name="Strong_20_Emphasis"><text:span text:style-name="T5">3. On applic dans nav le resultat de la transfo du coup xml transfo en html</text:span></text:span></text:p>
      <text:p text:style-name="P20"><text:span text:style-name="Strong_20_Emphasis"><text:span text:style-name="T5"/></text:span></text:p>
      <text:p text:style-name="P20"><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0:47:52.561847789</meta:creation-date>
    <dc:date>2020-03-04T13:27:15.045627667</dc:date>
    <meta:editing-duration>PT3H57M44S</meta:editing-duration>
    <meta:editing-cycles>19</meta:editing-cycles>
    <meta:generator>LibreOffice/6.2.8.2$Linux_X86_64 LibreOffice_project/20$Build-2</meta:generator>
    <meta:document-statistic meta:table-count="0" meta:image-count="0" meta:object-count="0" meta:page-count="4" meta:paragraph-count="64" meta:word-count="628" meta:character-count="3637" meta:non-whitespace-character-count="3078"/>
  </office:meta>
</office:document-meta>
</file>